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0.25cm" fo:min-width="27.2cm" loext:decorative="false"/>
    </style:style>
    <style:style style:name="gr2" style:family="graphic" style:parent-style-name="standard">
      <style:graphic-properties draw:fill="solid" draw:fill-color="#81d41a" draw:textarea-horizontal-align="justify" draw:textarea-vertical-align="middle" draw:auto-grow-height="false" fo:min-height="8.25cm" fo:min-width="27.2cm" loext:decorative="false"/>
    </style:style>
    <style:style style:name="gr3" style:family="graphic" style:parent-style-name="standard">
      <style:graphic-properties draw:fill="solid" draw:fill-color="#ffff00" draw:textarea-horizontal-align="justify" draw:textarea-vertical-align="middle" draw:auto-grow-height="false" fo:min-height="1.341cm" fo:min-width="1.091cm" loext:decorative="false"/>
    </style:style>
    <style:style style:name="gr4" style:family="graphic" style:parent-style-name="standard">
      <style:graphic-properties draw:fill="solid" draw:fill-color="#8d281e" draw:textarea-horizontal-align="justify" draw:textarea-vertical-align="middle" draw:auto-grow-height="false" fo:min-height="11cm" fo:min-width="4.5cm" loext:decorative="false"/>
    </style:style>
    <style:style style:name="gr5" style:family="graphic" style:parent-style-name="standard">
      <style:graphic-properties draw:fill="solid" draw:fill-color="#00a933" draw:textarea-horizontal-align="justify" draw:textarea-vertical-align="middle" draw:auto-grow-height="false" fo:min-height="5.368cm" fo:min-width="6.992cm" fo:wrap-option="wrap" loext:decorative="false"/>
    </style:style>
    <style:style style:name="gr6" style:family="graphic" style:parent-style-name="standard">
      <style:graphic-properties draw:fill="solid" draw:fill-color="#81d41a" draw:textarea-horizontal-align="justify" draw:textarea-vertical-align="middle" draw:auto-grow-height="false" fo:min-height="5.588cm" fo:min-width="6.85cm" fo:wrap-option="wrap" loext:decorative="false"/>
    </style:style>
    <style:style style:name="gr7" style:family="graphic" style:parent-style-name="standard">
      <style:graphic-properties draw:fill="solid" draw:fill-color="#8d281e" draw:textarea-horizontal-align="justify" draw:textarea-vertical-align="middle" draw:auto-grow-height="false" fo:min-height="3cm" fo:min-width="0.5cm" loext:decorative="false"/>
    </style:style>
    <style:style style:name="gr8" style:family="graphic" style:parent-style-name="standard">
      <style:graphic-properties draw:fill="solid" draw:fill-color="#00a933" draw:textarea-horizontal-align="justify" draw:textarea-vertical-align="middle" draw:auto-grow-height="false" fo:min-height="1.372cm" fo:min-width="1.624cm" fo:wrap-option="wrap" loext:decorative="false"/>
    </style:style>
    <style:style style:name="gr9" style:family="graphic" style:parent-style-name="standard">
      <style:graphic-properties draw:fill="solid" draw:fill-color="#81d41a" draw:textarea-horizontal-align="justify" draw:textarea-vertical-align="middle" draw:auto-grow-height="false" fo:min-height="1.535cm" fo:min-width="1.787cm" fo:wrap-option="wrap" loext:decorative="false"/>
    </style:style>
    <style:style style:name="gr10" style:family="graphic" style:parent-style-name="standard">
      <style:graphic-properties draw:fill="solid" draw:fill-color="#ffff00" draw:textarea-horizontal-align="justify" draw:textarea-vertical-align="middle" draw:auto-grow-height="false" fo:min-height="1.33cm" fo:min-width="1.33cm" loext:decorative="false"/>
    </style:style>
    <style:style style:name="gr11" style:family="graphic" style:parent-style-name="standard">
      <style:graphic-properties draw:fill="solid" draw:fill-color="#808080" draw:textarea-horizontal-align="justify" draw:textarea-vertical-align="middle" draw:auto-grow-height="false" fo:min-height="2.75cm" fo:min-width="5.75cm" loext:decorative="false"/>
    </style:style>
    <style:style style:name="gr12" style:family="graphic" style:parent-style-name="standard">
      <style:graphic-properties draw:stroke="none" svg:stroke-color="#000000" draw:fill="none" draw:fill-color="#ffffff" draw:auto-grow-height="true" draw:auto-grow-width="false" fo:min-height="1.25cm" loext:decorative="false"/>
      <style:paragraph-properties style:writing-mode="lr-tb"/>
    </style:style>
    <style:style style:name="gr13" style:family="graphic" style:parent-style-name="standard">
      <style:graphic-properties draw:fill="solid" draw:fill-color="#cccccc" draw:textarea-horizontal-align="justify" draw:textarea-vertical-align="middle" draw:auto-grow-height="false" fo:min-height="0.458cm" fo:min-width="0.208cm" loext:decorative="false"/>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P1" style:family="paragraph">
      <style:paragraph-properties fo:text-align="center"/>
    </style:style>
    <style:style style:name="P2" style:family="paragraph">
      <loext:graphic-properties draw:fill="solid" draw:fill-color="#81d41a"/>
      <style:paragraph-properties fo:text-align="center"/>
    </style:style>
    <style:style style:name="P3" style:family="paragraph">
      <loext:graphic-properties draw:fill="solid" draw:fill-color="#ffff00"/>
      <style:paragraph-properties fo:text-align="center"/>
    </style:style>
    <style:style style:name="P4" style:family="paragraph">
      <loext:graphic-properties draw:fill="solid" draw:fill-color="#8d281e"/>
      <style:paragraph-properties fo:text-align="center"/>
    </style:style>
    <style:style style:name="P5" style:family="paragraph">
      <loext:graphic-properties draw:fill="solid" draw:fill-color="#00a933"/>
      <style:paragraph-properties fo:text-align="center"/>
    </style:style>
    <style:style style:name="P6" style:family="paragraph">
      <loext:graphic-properties draw:fill="solid" draw:fill-color="#808080"/>
      <style:paragraph-properties fo:text-align="center"/>
    </style:style>
    <style:style style:name="P7" style:family="paragraph">
      <loext:graphic-properties draw:fill="none" draw:fill-color="#ffffff"/>
    </style:style>
    <style:style style:name="P8" style:family="paragraph">
      <loext:graphic-properties draw:fill="solid" draw:fill-color="#cccccc"/>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Standard">
        <draw:custom-shape draw:style-name="gr1" draw:text-style-name="P1" draw:layer="layout" svg:width="27.7cm" svg:height="10.5cm" svg:x="1cm" svg:y="1cm">
          <text:p/>
          <draw:enhanced-geometry svg:viewBox="0 0 21600 21600" draw:type="rectangle" draw:enhanced-path="M 0 0 L 21600 0 21600 21600 0 21600 0 0 Z N"/>
        </draw:custom-shape>
        <draw:custom-shape draw:style-name="gr2" draw:text-style-name="P2" draw:layer="layout" svg:width="27.7cm" svg:height="8.5cm" svg:x="1cm" svg:y="11.5cm">
          <text:p/>
          <draw:enhanced-geometry svg:viewBox="0 0 21600 21600" draw:type="rectangle" draw:enhanced-path="M 0 0 L 21600 0 21600 21600 0 21600 0 0 Z N"/>
        </draw:custom-shape>
        <draw:custom-shape draw:style-name="gr3" draw:text-style-name="P3" draw:layer="layout" svg:width="4.499cm" svg:height="4.499cm" svg:x="24.052cm" svg:y="1.334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4" draw:text-style-name="P4" draw:layer="layout" svg:width="5cm" svg:height="11.25cm" svg:x="11.75cm" svg:y="7.75cm">
          <text:p/>
          <draw:enhanced-geometry svg:viewBox="0 0 21600 21600" draw:type="rectangle" draw:enhanced-path="M 0 0 L 21600 0 21600 21600 0 21600 0 0 Z N"/>
        </draw:custom-shape>
        <draw:custom-shape draw:style-name="gr5" draw:text-style-name="P5" draw:layer="layout" svg:width="11.468cm" svg:height="8.661cm" svg:x="5.782cm" svg:y="2.33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2" draw:layer="layout" svg:width="11.25cm" svg:height="9cm" svg:x="10.5cm" svg:y="1.25cm">
          <text:p/>
          <draw:enhanced-geometry svg:viewBox="0 0 21600 21600" draw:mirror-vertic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2" draw:style-name="dp1" draw:master-page-name="Standard">
        <draw:custom-shape draw:style-name="gr1" draw:text-style-name="P1" draw:layer="layout" svg:width="27.7cm" svg:height="10.5cm" svg:x="1cm" svg:y="1cm">
          <text:p/>
          <draw:enhanced-geometry svg:viewBox="0 0 21600 21600" draw:type="rectangle" draw:enhanced-path="M 0 0 L 21600 0 21600 21600 0 21600 0 0 Z N"/>
        </draw:custom-shape>
        <draw:custom-shape draw:style-name="gr2" draw:text-style-name="P2" draw:layer="layout" svg:width="27.7cm" svg:height="8.5cm" svg:x="1.026cm" svg:y="11.371cm">
          <text:p/>
          <draw:enhanced-geometry svg:viewBox="0 0 21600 21600" draw:type="rectangle" draw:enhanced-path="M 0 0 L 21600 0 21600 21600 0 21600 0 0 Z N"/>
        </draw:custom-shape>
        <draw:custom-shape draw:style-name="gr3" draw:text-style-name="P3" draw:layer="layout" svg:width="4.499cm" svg:height="4.499cm" svg:x="24.052cm" svg:y="1.334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4" draw:layer="layout" svg:width="1cm" svg:height="3.25cm" svg:x="24.5cm" svg:y="9.5cm">
          <text:p/>
          <draw:enhanced-geometry svg:viewBox="0 0 21600 21600" draw:type="rectangle" draw:enhanced-path="M 0 0 L 21600 0 21600 21600 0 21600 0 0 Z N"/>
        </draw:custom-shape>
        <draw:custom-shape draw:style-name="gr8" draw:text-style-name="P5" draw:layer="layout" svg:width="3.25cm" svg:height="2.5cm" svg:x="22.5cm" svg:y="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2" draw:layer="layout" svg:width="3.5cm" svg:height="2.75cm" svg:x="23.5cm" svg:y="7cm">
          <text:p/>
          <draw:enhanced-geometry svg:viewBox="0 0 21600 21600" draw:mirror-vertic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3" draw:layer="layout" svg:width="2cm" svg:height="1.75cm" svg:x="7.25cm" svg:y="6.75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6.25cm" svg:y="9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9.5cm" svg:y="6.75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8.5cm" svg:y="9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8.5cm" svg:y="4.5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6.25cm" svg:y="4.5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10.75cm" svg:y="9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11.75cm" svg:y="6.75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10.75cm" svg:y="4.5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13cm" svg:y="4.5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14cm" svg:y="6.75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13cm" svg:y="9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4cm" svg:y="4.5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7" draw:text-style-name="P4" draw:layer="layout" svg:width="1cm" svg:height="3.25cm" svg:x="2.648cm" svg:y="9.353cm">
          <text:p/>
          <draw:enhanced-geometry svg:viewBox="0 0 21600 21600" draw:type="rectangle" draw:enhanced-path="M 0 0 L 21600 0 21600 21600 0 21600 0 0 Z N"/>
        </draw:custom-shape>
        <draw:custom-shape draw:style-name="gr8" draw:text-style-name="P5" draw:layer="layout" svg:width="3.25cm" svg:height="2.5cm" svg:x="0.75cm" svg:y="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2" draw:layer="layout" svg:width="3.5cm" svg:height="2.75cm" svg:x="2.25cm" svg:y="7cm">
          <text:p/>
          <draw:enhanced-geometry svg:viewBox="0 0 21600 21600" draw:mirror-vertic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3" draw:layer="layout" svg:width="2cm" svg:height="1.75cm" svg:x="2.75cm" svg:y="6.75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15.25cm" svg:y="9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15.25cm" svg:y="4.5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16.25cm" svg:y="6.75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17.5cm" svg:y="4.5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18.5cm" svg:y="6.75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17.5cm" svg:y="9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19.75cm" svg:y="4.5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20.75cm" svg:y="6.75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19.75cm" svg:y="9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3.75cm" svg:y="13.25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6cm" svg:y="13.25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5cm" svg:y="15.5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8.25cm" svg:y="13.25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7.25cm" svg:y="15.5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7.25cm" svg:y="11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5cm" svg:y="11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9.5cm" svg:y="15.5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10.5cm" svg:y="13.25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9.5cm" svg:y="11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11.75cm" svg:y="11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2.75cm" svg:y="15.5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2.75cm" svg:y="11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14cm" svg:y="11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16.25cm" svg:y="11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18.5cm" svg:y="11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20.75cm" svg:y="11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20.75cm" svg:y="15.5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1" draw:text-style-name="P6" draw:layer="layout" svg:width="6.25cm" svg:height="3cm" svg:x="1cm" svg:y="1cm">
          <text:p/>
          <draw:enhanced-geometry svg:viewBox="0 0 21600 21600" draw:type="rectangle" draw:enhanced-path="M 0 0 L 21600 0 21600 21600 0 21600 0 0 Z N"/>
        </draw:custom-shape>
        <draw:frame draw:style-name="gr12" draw:text-style-name="P7" draw:layer="layout" svg:width="4.25cm" svg:height="1.5cm" svg:x="1.75cm" svg:y="1.75cm">
          <draw:text-box>
            <text:p>Scoreboard</text:p>
          </draw:text-box>
        </draw:frame>
        <draw:custom-shape draw:style-name="gr10" draw:text-style-name="P3" draw:layer="layout" svg:width="2cm" svg:height="1.75cm" svg:x="5cm" svg:y="6.75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4cm" svg:y="9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3" draw:text-style-name="P8" draw:layer="layout" svg:width="1cm" svg:height="1cm" svg:x="18cm" svg:y="1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8" draw:layer="layout" svg:width="1cm" svg:height="1cm" svg:x="16.75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8" draw:layer="layout" svg:width="1cm" svg:height="1cm" svg:x="14.25cm" svg:y="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8" draw:layer="layout" svg:width="1cm" svg:height="1cm" svg:x="15.5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8" draw:layer="layout" svg:width="1cm" svg:height="1cm" svg:x="13.25cm" svg:y="1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8" draw:layer="layout" svg:width="1cm" svg:height="1cm" svg:x="8.5cm" svg:y="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8" draw:layer="layout" svg:width="1cm" svg:height="1cm" svg:x="13.5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8" draw:layer="layout" svg:width="1cm" svg:height="1cm" svg:x="4cm" svg:y="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8" draw:layer="layout" svg:width="1cm" svg:height="1cm" svg:x="5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8" draw:layer="layout" svg:width="1cm" svg:height="1cm" svg:x="10.544cm" svg:y="17.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8" draw:layer="layout" svg:width="1cm" svg:height="1cm" svg:x="23.25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8" draw:layer="layout" svg:width="1cm" svg:height="1cm" svg:x="6.25cm" svg:y="1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8" draw:layer="layout" svg:width="1cm" svg:height="1cm" svg:x="11.75cm" svg:y="1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8" draw:layer="layout" svg:width="1cm" svg:height="1cm" svg:x="12.75cm" svg:y="1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8" draw:layer="layout" svg:width="1cm" svg:height="1cm" svg:x="7.5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8" draw:layer="layout" svg:width="1cm" svg:height="1cm" svg:x="25.75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8" draw:layer="layout" svg:width="1cm" svg:height="1cm" svg:x="24.5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8" draw:layer="layout" svg:width="1cm" svg:height="1cm" svg:x="22.25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8" draw:layer="layout" svg:width="1cm" svg:height="1cm" svg:x="21.25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8" draw:layer="layout" svg:width="1cm" svg:height="1cm" svg:x="20.25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8" draw:layer="layout" svg:width="1cm" svg:height="1cm" svg:x="19.25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8" draw:layer="layout" svg:width="1cm" svg:height="1cm" svg:x="9.501cm" svg:y="18.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draw:layer="layout" svg:width="2cm" svg:height="1.75cm" svg:x="11.75cm" svg:y="15.5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14cm" svg:y="15.5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12.75cm" svg:y="13.25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15cm" svg:y="13.25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17.25cm" svg:y="13.25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19.5cm" svg:y="13.25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18.5cm" svg:y="15.5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0" draw:text-style-name="P3" draw:layer="layout" svg:width="2cm" svg:height="1.75cm" svg:x="16.25cm" svg:y="15.5cm">
          <text:p/>
          <draw:enhanced-geometry svg:viewBox="0 0 21600 21600"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frame draw:style-name="gr14" draw:text-style-name="P7" draw:layer="layout" svg:width="17.02cm" svg:height="3.095cm" svg:x="8.476cm" svg:y="1cm">
          <draw:text-box>
            <text:p>Décor = tir à la carabine dans une prairie, élément = ballon</text:p>
            <text:p>Case jaune = emplacement des éléments</text:p>
            <text:p>Élément décoratif à répétition : chemin de galet</text:p>
            <text:p/>
          </draw:text-box>
        </draw:frame>
      </draw:page>
      <draw:page draw:name="page3" draw:style-name="dp1" draw:master-page-name="Standard"/>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4T08:27:43.863543524</meta:creation-date>
    <dc:date>2025-11-30T22:05:10.278110520</dc:date>
    <meta:editing-duration>PT27M25S</meta:editing-duration>
    <meta:editing-cycles>3</meta:editing-cycles>
    <meta:generator>LibreOffice/24.2.7.2$Linux_X86_64 LibreOffice_project/420$Build-2</meta:generator>
    <meta:document-statistic meta:object-count="91"/>
  </office:meta>
</office:document-meta>
</file>